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y Subdivis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Anchorage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office:value-type="string" calcext:value-type="string">
            <text:p>00 (Rose &amp; Swain Islands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00 (offshore areas)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 (Clevelan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 (County Subdivisions not defined)</text:p>
          </table:table-cell>
          <table:table-cell office:value-type="string" calcext:value-type="string">
            <text:p>37 (Municipali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 (Arlington)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office:value-type="string" calcext:value-type="string">
            <text:p>00 (County Subdivisions not defined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 (offshore areas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office:value-type="string" calcext:value-type="string">
            <text:p>00 offshore areas (Municipio subdivsion not defined)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office:value-type="string" calcext:value-type="string">
            <text:p>00 offshore areas (Island subdivision not defined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7"/>
        </table:table-row>
        <table:table-row table:style-name="ro1" table:number-rows-repeated="104850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onsolidated City-Town-County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U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w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08:18:02.2420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10-27T10:46:05.651179000</dc:date>
    <meta:editing-duration>PT17H38M56S</meta:editing-duration>
    <meta:editing-cycles>11</meta:editing-cycles>
    <meta:generator>LibreOffice/4.3.1.2$MacOSX_X86_64 LibreOffice_project/958349dc3b25111dbca392fbc281a05559ef6848</meta:generator>
    <meta:document-statistic meta:table-count="3" meta:cell-count="667" meta:object-count="0"/>
  </office:meta>
</office:document-meta>
</file>